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E6000000DBCC97AF9A.jpg" manifest:media-type="image/jpeg"/>
  <manifest:file-entry manifest:full-path="Pictures/100000000000021700000127050917D5.jpg" manifest:media-type="image/jpeg"/>
  <manifest:file-entry manifest:full-path="Pictures/1000000000000171000001CE7974832E.jpg" manifest:media-type="image/jpeg"/>
  <manifest:file-entry manifest:full-path="Pictures/100000000000011F0000014060DB5E74.jpg" manifest:media-type="image/jpeg"/>
  <manifest:file-entry manifest:full-path="Pictures/100000000000019700000117903BE0CB.jpg" manifest:media-type="image/jpeg"/>
  <manifest:file-entry manifest:full-path="Pictures/1000020000000190000001904A2B9F74.png" manifest:media-type="image/png"/>
  <manifest:file-entry manifest:full-path="Pictures/100000000000030800000290C6B12CB2.jpg" manifest:media-type="image/jpeg"/>
  <manifest:file-entry manifest:full-path="Pictures/10000000000000D8000000EAEAE288C7.jpg" manifest:media-type="image/jpeg"/>
  <manifest:file-entry manifest:full-path="Pictures/1000000000000258000001D69CD8EE30.jpg" manifest:media-type="image/jpeg"/>
  <manifest:file-entry manifest:full-path="Pictures/10000000000001C2000001B96A80C4AA.jpg" manifest:media-type="image/jpeg"/>
  <manifest:file-entry manifest:full-path="Pictures/1000000000000258000001D6025CC801.jpg" manifest:media-type="image/jpeg"/>
  <manifest:file-entry manifest:full-path="Pictures/10000201000001FE00000172BFDB941C.png" manifest:media-type="image/png"/>
  <manifest:file-entry manifest:full-path="Pictures/1000000000000190000001B54E8F74AE.jpg" manifest:media-type="image/jpeg"/>
  <manifest:file-entry manifest:full-path="Pictures/1000000000000102000000C324489ECD.jpg" manifest:media-type="image/jpeg"/>
  <manifest:file-entry manifest:full-path="Pictures/10000000000001400000014019214332.jpg" manifest:media-type="image/jpeg"/>
  <manifest:file-entry manifest:full-path="Pictures/10000000000001CE000001CE3BD1BB1A.jpg" manifest:media-type="image/jpeg"/>
  <manifest:file-entry manifest:full-path="Pictures/100000000000017C00000190AFC26142.jpg" manifest:media-type="image/jpeg"/>
  <manifest:file-entry manifest:full-path="Pictures/10000000000001400000007CF77A36EB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8.567cm" style:rel-column-width="21845*"/>
    </style:style>
    <style:style style:name="Tabela1.B" style:family="table-column">
      <style:table-column-properties style:column-width="8.565cm" style:rel-column-width="21844*"/>
    </style:style>
    <style:style style:name="Tabela1.C" style:family="table-column">
      <style:table-column-properties style:column-width="8.567cm" style:rel-column-width="21846*"/>
    </style:style>
    <style:style style:name="Tabela1.1" style:family="table-row">
      <style:table-row-properties style:row-height="8.1cm"/>
    </style:style>
    <style:style style:name="Tabela1.A1" style:family="table-cell">
      <style:table-cell-properties style:vertical-align="middle" fo:padding="0.097cm" fo:border-left="0.05pt solid #cccccc" fo:border-right="none" fo:border-top="0.05pt solid #cccccc" fo:border-bottom="0.05pt solid #cccccc" style:writing-mode="lr-tb"/>
    </style:style>
    <style:style style:name="Tabela1.B1" style:family="table-cell">
      <style:table-cell-properties fo:padding="0.097cm" fo:border-left="0.05pt solid #cccccc" fo:border-right="none" fo:border-top="0.05pt solid #cccccc" fo:border-bottom="0.05pt solid #cccccc"/>
    </style:style>
    <style:style style:name="Tabela1.C1" style:family="table-cell">
      <style:table-cell-properties fo:padding="0.097cm" fo:border="0.05pt solid #cccccc"/>
    </style:style>
    <style:style style:name="Tabela1.2" style:family="table-row">
      <style:table-row-properties style:row-height="8.391cm"/>
    </style:style>
    <style:style style:name="Tabela1.A2" style:family="table-cell">
      <style:table-cell-properties fo:padding="0.097cm" fo:border-left="0.05pt solid #cccccc" fo:border-right="none" fo:border-top="none" fo:border-bottom="0.05pt solid #cccccc"/>
    </style:style>
    <style:style style:name="Tabela1.B2" style:family="table-cell">
      <style:table-cell-properties fo:padding="0.097cm" fo:border-left="0.05pt solid #cccccc" fo:border-right="none" fo:border-top="none" fo:border-bottom="0.05pt solid #cccccc"/>
    </style:style>
    <style:style style:name="Tabela1.C2" style:family="table-cell">
      <style:table-cell-properties fo:padding="0.097cm" fo:border-left="0.05pt solid #cccccc" fo:border-right="0.05pt solid #cccccc" fo:border-top="none" fo:border-bottom="0.05pt solid #cccccc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8.567cm" style:rel-column-width="21845*"/>
    </style:style>
    <style:style style:name="Tabela2.B" style:family="table-column">
      <style:table-column-properties style:column-width="8.565cm" style:rel-column-width="21844*"/>
    </style:style>
    <style:style style:name="Tabela2.C" style:family="table-column">
      <style:table-column-properties style:column-width="8.567cm" style:rel-column-width="21846*"/>
    </style:style>
    <style:style style:name="Tabela2.1" style:family="table-row">
      <style:table-row-properties style:row-height="8.1cm"/>
    </style:style>
    <style:style style:name="Tabela2.A1" style:family="table-cell">
      <style:table-cell-properties style:vertical-align="middle" fo:padding="0.097cm" fo:border-left="0.05pt solid #cccccc" fo:border-right="none" fo:border-top="0.05pt solid #cccccc" fo:border-bottom="0.05pt solid #cccccc" style:writing-mode="lr-tb"/>
    </style:style>
    <style:style style:name="Tabela2.B1" style:family="table-cell">
      <style:table-cell-properties fo:padding="0.097cm" fo:border-left="0.05pt solid #cccccc" fo:border-right="none" fo:border-top="0.05pt solid #cccccc" fo:border-bottom="0.05pt solid #cccccc"/>
    </style:style>
    <style:style style:name="Tabela2.C1" style:family="table-cell">
      <style:table-cell-properties fo:padding="0.097cm" fo:border="0.05pt solid #cccccc"/>
    </style:style>
    <style:style style:name="Tabela2.2" style:family="table-row">
      <style:table-row-properties style:row-height="8.391cm"/>
    </style:style>
    <style:style style:name="Tabela2.A2" style:family="table-cell">
      <style:table-cell-properties fo:padding="0.097cm" fo:border-left="0.05pt solid #cccccc" fo:border-right="none" fo:border-top="none" fo:border-bottom="0.05pt solid #cccccc"/>
    </style:style>
    <style:style style:name="Tabela2.B2" style:family="table-cell">
      <style:table-cell-properties fo:padding="0.097cm" fo:border-left="0.05pt solid #cccccc" fo:border-right="none" fo:border-top="none" fo:border-bottom="0.05pt solid #cccccc"/>
    </style:style>
    <style:style style:name="Tabela2.C2" style:family="table-cell">
      <style:table-cell-properties fo:padding="0.097cm" fo:border-left="0.05pt solid #cccccc" fo:border-right="0.05pt solid #cccccc" fo:border-top="none" fo:border-bottom="0.05pt solid #cccccc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8.567cm" style:rel-column-width="21845*"/>
    </style:style>
    <style:style style:name="Tabela3.B" style:family="table-column">
      <style:table-column-properties style:column-width="8.565cm" style:rel-column-width="21844*"/>
    </style:style>
    <style:style style:name="Tabela3.C" style:family="table-column">
      <style:table-column-properties style:column-width="8.567cm" style:rel-column-width="21846*"/>
    </style:style>
    <style:style style:name="Tabela3.1" style:family="table-row">
      <style:table-row-properties style:row-height="8.1cm"/>
    </style:style>
    <style:style style:name="Tabela3.A1" style:family="table-cell">
      <style:table-cell-properties style:vertical-align="middle" fo:padding="0.097cm" fo:border-left="0.05pt solid #cccccc" fo:border-right="none" fo:border-top="0.05pt solid #cccccc" fo:border-bottom="0.05pt solid #cccccc" style:writing-mode="lr-tb"/>
    </style:style>
    <style:style style:name="Tabela3.B1" style:family="table-cell">
      <style:table-cell-properties fo:padding="0.097cm" fo:border-left="0.05pt solid #cccccc" fo:border-right="none" fo:border-top="0.05pt solid #cccccc" fo:border-bottom="0.05pt solid #cccccc"/>
    </style:style>
    <style:style style:name="Tabela3.C1" style:family="table-cell">
      <style:table-cell-properties fo:padding="0.097cm" fo:border="0.05pt solid #cccccc"/>
    </style:style>
    <style:style style:name="Tabela3.2" style:family="table-row">
      <style:table-row-properties style:row-height="8.391cm"/>
    </style:style>
    <style:style style:name="Tabela3.A2" style:family="table-cell">
      <style:table-cell-properties fo:padding="0.097cm" fo:border-left="0.05pt solid #cccccc" fo:border-right="none" fo:border-top="none" fo:border-bottom="0.05pt solid #cccccc"/>
    </style:style>
    <style:style style:name="Tabela3.B2" style:family="table-cell">
      <style:table-cell-properties fo:padding="0.097cm" fo:border-left="0.05pt solid #cccccc" fo:border-right="none" fo:border-top="none" fo:border-bottom="0.05pt solid #cccccc"/>
    </style:style>
    <style:style style:name="Tabela3.C2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"><draw:frame draw:style-name="fr1" draw:name="figuras1" text:anchor-type="paragraph" svg:x="0cm" svg:y="1.663cm" svg:width="8.371cm" svg:height="3.244cm" draw:z-index="0"><draw:image xlink:href="Pictures/10000000000001400000007CF77A36EB.jpg" xlink:type="simple" xlink:show="embed" xlink:actuate="onLoad"/></draw:frame></text:p>
          </table:table-cell>
          <table:table-cell table:style-name="Tabela1.B1" office:value-type="string">
            <text:p text:style-name="P1"><draw:frame draw:style-name="fr1" draw:name="figuras2" text:anchor-type="paragraph" svg:x="1.143cm" svg:y="0.982cm" svg:width="6.085cm" svg:height="5.794cm" draw:z-index="1"><draw:image xlink:href="Pictures/10000000000000E6000000DBCC97AF9A.jpg" xlink:type="simple" xlink:show="embed" xlink:actuate="onLoad"/></draw:frame></text:p>
          </table:table-cell>
          <table:table-cell table:style-name="Tabela1.C1" office:value-type="string">
            <text:p text:style-name="P1"><draw:frame draw:style-name="fr1" draw:name="figuras3" text:anchor-type="paragraph" svg:x="1.328cm" svg:y="0.605cm" svg:width="5.715cm" svg:height="6.191cm" draw:z-index="2"><draw:image xlink:href="Pictures/10000000000000D8000000EAEAE288C7.jpg" xlink:type="simple" xlink:show="embed" xlink:actuate="onLoad"/></draw:frame></text:p>
          </table:table-cell>
        </table:table-row>
        <table:table-row table:style-name="Tabela1.2">
          <table:table-cell table:style-name="Tabela1.A2" office:value-type="string">
            <text:p text:style-name="P1"><draw:frame draw:style-name="fr1" draw:name="figuras4" text:anchor-type="paragraph" svg:x="0.773cm" svg:y="0.984cm" svg:width="6.826cm" svg:height="5.159cm" draw:z-index="3"><draw:image xlink:href="Pictures/1000000000000102000000C324489ECD.jpg" xlink:type="simple" xlink:show="embed" xlink:actuate="onLoad"/></draw:frame><draw:frame draw:style-name="fr2" draw:name="figuras5" text:anchor-type="paragraph" svg:x="9.082cm" svg:y="0.679cm" svg:width="6.431cm" svg:height="6.431cm" draw:z-index="4"><draw:image xlink:href="Pictures/10000000000001400000014019214332.jpg" xlink:type="simple" xlink:show="embed" xlink:actuate="onLoad"/></draw:frame><draw:frame draw:style-name="fr1" draw:name="figuras6" text:anchor-type="paragraph" svg:x="17.057cm" svg:y="0.605cm" svg:width="8.373cm" svg:height="6.558cm" draw:z-index="5"><draw:image xlink:href="Pictures/1000000000000258000001D6025CC801.jpg" xlink:type="simple" xlink:show="embed" xlink:actuate="onLoad"/></draw:frame></text:p>
          </table:table-cell>
          <table:table-cell table:style-name="Tabela1.B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 table:style-name="Tabela2.1">
          <table:table-cell table:style-name="Tabela2.A1" office:value-type="string">
            <text:p text:style-name="P1"><draw:frame draw:style-name="fr1" draw:name="figuras7" text:anchor-type="paragraph" svg:x="0.76cm" svg:y="1.058cm" svg:width="6.851cm" svg:height="5.727cm" draw:z-index="6"><draw:image xlink:href="Pictures/100000000000030800000290C6B12CB2.jpg" xlink:type="simple" xlink:show="embed" xlink:actuate="onLoad"/></draw:frame></text:p>
          </table:table-cell>
          <table:table-cell table:style-name="Tabela2.B1" office:value-type="string">
            <text:p text:style-name="P1"><draw:frame draw:style-name="fr1" draw:name="figuras8" text:anchor-type="paragraph" svg:x="1.134cm" svg:y="0.605cm" svg:width="6.103cm" svg:height="6.424cm" draw:z-index="7"><draw:image xlink:href="Pictures/100000000000017C00000190AFC26142.jpg" xlink:type="simple" xlink:show="embed" xlink:actuate="onLoad"/></draw:frame></text:p>
          </table:table-cell>
          <table:table-cell table:style-name="Tabela2.C1" office:value-type="string">
            <text:p text:style-name="P1"><draw:frame draw:style-name="fr1" draw:name="figuras9" text:anchor-type="paragraph" svg:x="0cm" svg:y="0.377cm" svg:width="8.373cm" svg:height="6.558cm" draw:z-index="8"><draw:image xlink:href="Pictures/1000000000000258000001D69CD8EE30.jpg" xlink:type="simple" xlink:show="embed" xlink:actuate="onLoad"/></draw:frame></text:p>
          </table:table-cell>
        </table:table-row>
        <table:table-row table:style-name="Tabela2.2">
          <table:table-cell table:style-name="Tabela2.A2" office:value-type="string">
            <text:p text:style-name="P1"><draw:frame draw:style-name="fr1" draw:name="figuras10" text:anchor-type="paragraph" svg:x="0cm" svg:y="0.982cm" svg:width="8.371cm" svg:height="6.073cm" draw:z-index="9"><draw:image xlink:href="Pictures/10000201000001FE00000172BFDB941C.png" xlink:type="simple" xlink:show="embed" xlink:actuate="onLoad"/></draw:frame></text:p>
          </table:table-cell>
          <table:table-cell table:style-name="Tabela2.B2" office:value-type="string">
            <text:p text:style-name="P1"><draw:frame draw:style-name="fr1" draw:name="figuras11" text:anchor-type="paragraph" svg:x="0.88cm" svg:y="0.377cm" svg:width="6.602cm" svg:height="7.214cm" draw:z-index="10"><draw:image xlink:href="Pictures/1000000000000190000001B54E8F74AE.jpg" xlink:type="simple" xlink:show="embed" xlink:actuate="onLoad"/></draw:frame></text:p>
          </table:table-cell>
          <table:table-cell table:style-name="Tabela2.C2" office:value-type="string">
            <text:p text:style-name="P1"><draw:frame draw:style-name="fr3" draw:name="figuras12" text:anchor-type="paragraph" svg:x="0.866cm" svg:y="0.453cm" svg:width="6.639cm" svg:height="6.639cm" draw:z-index="11"><draw:image xlink:href="Pictures/1000020000000190000001904A2B9F74.png" xlink:type="simple" xlink:show="embed" xlink:actuate="onLoad"/></draw:frame>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1"><draw:frame draw:style-name="fr1" draw:name="figuras15" text:anchor-type="paragraph" svg:x="17.133cm" svg:y="1.588cm" svg:width="8.373cm" svg:height="4.616cm" draw:z-index="13"><draw:image xlink:href="Pictures/100000000000021700000127050917D5.jpg" xlink:type="simple" xlink:show="embed" xlink:actuate="onLoad"/></draw:frame><draw:frame draw:style-name="fr1" draw:name="figuras14" text:anchor-type="paragraph" svg:x="8.632cm" svg:y="1.589cm" svg:width="8.001cm" svg:height="5.482cm" draw:z-index="12"><draw:image xlink:href="Pictures/100000000000019700000117903BE0CB.jpg" xlink:type="simple" xlink:show="embed" xlink:actuate="onLoad"/></draw:frame><draw:frame draw:style-name="fr4" draw:name="figuras13" text:anchor-type="paragraph" svg:width="7.96cm" svg:height="7.96cm" draw:z-index="16"><draw:image xlink:href="Pictures/10000000000001CE000001CE3BD1BB1A.jpg" xlink:type="simple" xlink:show="embed" xlink:actuate="onLoad"/></draw:frame></text:p>
          </table:table-cell>
          <table:table-cell table:style-name="Tabela3.B1" office:value-type="string">
            <text:p text:style-name="P1"/>
          </table:table-cell>
          <table:table-cell table:style-name="Tabela3.C1" office:value-type="string">
            <text:p text:style-name="P1"/>
          </table:table-cell>
        </table:table-row>
        <table:table-row table:style-name="Tabela3.2">
          <table:table-cell table:style-name="Tabela3.A2" office:value-type="string">
            <text:p text:style-name="P1"><draw:frame draw:style-name="fr4" draw:name="figuras16" text:anchor-type="paragraph" svg:width="6.525cm" svg:height="8.169cm" draw:z-index="17"><draw:image xlink:href="Pictures/1000000000000171000001CE7974832E.jpg" xlink:type="simple" xlink:show="embed" xlink:actuate="onLoad"/></draw:frame></text:p>
          </table:table-cell>
          <table:table-cell table:style-name="Tabela3.B2" office:value-type="string">
            <text:p text:style-name="P1"><draw:frame draw:style-name="fr4" draw:name="figuras17" text:anchor-type="paragraph" svg:width="6.914cm" svg:height="7.71cm" draw:z-index="14"><draw:image xlink:href="Pictures/100000000000011F0000014060DB5E74.jpg" xlink:type="simple" xlink:show="embed" xlink:actuate="onLoad"/></draw:frame></text:p>
          </table:table-cell>
          <table:table-cell table:style-name="Tabela3.C2" office:value-type="string">
            <text:p text:style-name="P1"><draw:frame draw:style-name="fr1" draw:name="figuras18" text:anchor-type="paragraph" svg:x="0.206cm" svg:y="0.303cm" svg:width="7.869cm" svg:height="7.712cm" draw:z-index="15"><draw:image xlink:href="Pictures/10000000000001C2000001B96A80C4AA.jp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4-28T09:03:06</meta:creation-date>
    <dc:date>2014-04-28T11:44:34</dc:date>
    <dc:creator>ska </dc:creator>
    <meta:editing-duration>PT1H58M9S</meta:editing-duration>
    <meta:editing-cycles>7</meta:editing-cycles>
    <meta:generator>LibreOffice/3.5$Linux_x86 LibreOffice_project/350m1$Build-2</meta:generator>
    <meta:document-statistic meta:table-count="3" meta:image-count="18" meta:object-count="0" meta:page-count="3" meta:paragraph-count="0" meta:word-count="0" meta:character-count="0" meta:non-whitespace-character-count="0"/>
  </office:meta>
</office:document-meta>
</file>